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5-09-29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10-14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6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4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0-13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0-21 2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10-05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10-16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10-0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05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05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04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02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0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02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01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0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01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01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0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8-01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12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12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11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10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10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10-23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10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09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09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09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09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09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08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08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07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07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07-0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06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05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04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03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01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7-01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12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12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12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1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11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1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10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10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10-20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10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10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10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09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08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08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08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07-0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06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06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04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04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04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04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03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10-06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10-28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10-25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1-09-26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1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200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8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2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9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9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621</text:p>
          </table:table-cell>
          <table:table-cell office:value-type="string" calcext:value-type="string">
            <text:p>Milam recorder</text:p>
          </table:table-cell>
          <table:table-cell office:value-type="string" calcext:value-type="string">
            <text:p>198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2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758" meta:object-count="0"/>
    <meta:user-defined meta:name="AppVersion">3.0</meta:user-defined>
  </office:meta>
</office:document-meta>
</file>